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1ab0c5" officeooo:paragraph-rsid="001ab0c5" style:font-size-asian="13pt" style:font-size-complex="13pt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1c38c9" officeooo:paragraph-rsid="001c38c9" style:font-size-asian="13pt" style:font-size-complex="13pt"/>
    </style:style>
    <style:style style:name="P3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1c38c9" officeooo:paragraph-rsid="001ce2d4" style:font-size-asian="13pt" style:font-size-complex="13pt"/>
    </style:style>
    <style:style style:name="P4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00b42" officeooo:paragraph-rsid="00207722" style:font-size-asian="13pt" style:font-size-complex="13pt"/>
    </style:style>
    <style:style style:name="P5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07722" officeooo:paragraph-rsid="00207722" style:font-size-asian="13pt" style:font-size-complex="13pt"/>
    </style:style>
    <style:style style:name="P6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14399" officeooo:paragraph-rsid="00214399" style:font-size-asian="13pt" style:font-size-complex="13pt"/>
    </style:style>
    <style:style style:name="P7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2d358" officeooo:paragraph-rsid="0022d358" style:font-size-asian="13pt" style:font-size-complex="13pt"/>
    </style:style>
    <style:style style:name="P8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54f2a" officeooo:paragraph-rsid="00254f2a" style:font-size-asian="13pt" style:font-size-complex="13pt"/>
    </style:style>
    <style:style style:name="P9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73197" officeooo:paragraph-rsid="00273197" style:font-size-asian="13pt" style:font-size-complex="13pt"/>
    </style:style>
    <style:style style:name="P10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83769" officeooo:paragraph-rsid="00283769" style:font-size-asian="13pt" style:font-size-complex="13pt"/>
    </style:style>
    <style:style style:name="P11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9bb39" officeooo:paragraph-rsid="0029bb39" style:font-size-asian="13pt" style:font-size-complex="13pt"/>
    </style:style>
    <style:style style:name="P12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bbc66" officeooo:paragraph-rsid="002bbc66" style:font-size-asian="13pt" style:font-size-complex="13pt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loext:opacity="0%" fo:font-size="13pt" officeooo:rsid="002bd1af" officeooo:paragraph-rsid="002bd1af" style:font-size-asian="13pt" style:font-size-complex="13pt"/>
    </style:style>
    <style:style style:name="T1" style:family="text">
      <style:text-properties officeooo:rsid="001cd619"/>
    </style:style>
    <style:style style:name="T2" style:family="text">
      <style:text-properties officeooo:rsid="001ce2d4"/>
    </style:style>
    <style:style style:name="T3" style:family="text">
      <style:text-properties officeooo:rsid="001de6b0"/>
    </style:style>
    <style:style style:name="T4" style:family="text">
      <style:text-properties officeooo:rsid="0021000d"/>
    </style:style>
    <style:style style:name="T5" style:family="text">
      <style:text-properties officeooo:rsid="0021d1cd"/>
    </style:style>
    <style:style style:name="T6" style:family="text">
      <style:text-properties officeooo:rsid="0022d358"/>
    </style:style>
    <style:style style:name="T7" style:family="text">
      <style:text-properties officeooo:rsid="003bf702"/>
    </style:style>
    <style:style style:name="T8" style:family="text">
      <style:text-properties officeooo:rsid="00249cf4"/>
    </style:style>
    <style:style style:name="T9" style:family="text">
      <style:text-properties officeooo:rsid="00254f2a"/>
    </style:style>
    <style:style style:name="T10" style:family="text">
      <style:text-properties officeooo:rsid="0026e4f6"/>
    </style:style>
    <style:style style:name="T11" style:family="text">
      <style:text-properties officeooo:rsid="00273197"/>
    </style:style>
    <style:style style:name="T12" style:family="text">
      <style:text-properties officeooo:rsid="0027da5f"/>
    </style:style>
    <style:style style:name="T13" style:family="text">
      <style:text-properties officeooo:rsid="0029bb39"/>
    </style:style>
    <style:style style:name="T14" style:family="text">
      <style:text-properties officeooo:rsid="002b9454"/>
    </style:style>
    <style:style style:name="T15" style:family="text">
      <style:text-properties officeooo:rsid="002bd1af"/>
    </style:style>
    <style:style style:name="T16" style:family="text">
      <style:text-properties officeooo:rsid="002e0b97"/>
    </style:style>
    <style:style style:name="T17" style:family="text">
      <style:text-properties officeooo:rsid="0030f29f"/>
    </style:style>
    <style:style style:name="T18" style:family="text">
      <style:text-properties officeooo:rsid="0032a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Campi 16/01/23</text:p>
      <text:p text:style-name="P1"/>
      <text:p text:style-name="P2">1) Le versioni Windows desktop che supportano le funzionalità active directory per uso aziendale sono Pro ed Enterprise. Non è al momento conosciuto un modo per usarla su Home.</text:p>
      <text:p text:style-name="P2"/>
      <text:p text:style-name="P2">2) Aprire il task manager e andare in monitoraggio risorse:</text:p>
      <text:p text:style-name="P2">-Nella sezione CPU controllare quale applicazione sta pesando sulla CPU e che i multicore siano attivi, e che l’applicazione stia usando più di un solo core. <text:s/>Nell’ultimo caso è consigliabile prendere una CPU che abbia più velocità di clock (Ghz)</text:p>
      <text:p text:style-name="P2">-Nella sezione RAM controllare che la percentuale di memoria fisica in uso sia inferiore al 90%, se è superiore significa che sta scrivendo su una memoria ram virtuale e questo rallenta molto le prestazioni, <text:span text:style-name="T2">è consigliato</text:span> comprare più Ram <text:span text:style-name="T2">se questo fosse il caso.</text:span></text:p>
      <text:p text:style-name="P3">-Nel disco fisso controllare che la lunghezza di coda non <text:span text:style-name="T2">riporti un valore</text:span> maggiore o uguale ad uno.<text:span text:style-name="T1"> </text:span><text:span text:style-name="T2">Controllare anche la velocità di scrittura nel primo grafico, potrebbe essere che il disco non scriva. S</text:span>e è così <text:span text:style-name="T2">in uno dei due casi </text:span>è probabile che il disco sia rotto <text:span text:style-name="T1">e che debba essere sostituito/riparato.</text:span></text:p>
      <text:p text:style-name="P2">-<text:span text:style-name="T2">Nella sezione rete ci sono tre grafici che mostrano la velocità, il numero di connessioni e la percentuale di utilizzo della scheda di rete, controllare non fa male ma non è probabilmente la scheda di rete il problema di un computer lento, a meno che non sia lento a caricare dati. </text:span><text:span text:style-name="T3">Nel caso controllare quale programma sta intasando la scheda di rete.</text:span></text:p>
      <text:p text:style-name="P2"/>
      <text:p text:style-name="P4">3) I profili di rete servono ad impostare le restrizioni del firewall in maniera adeguata rispetto alla rete in cui l’utente si trova, generalmente si possono impostare restrizioni basse in rete private o di dominio e alte nelle reti pubbliche.</text:p>
      <text:p text:style-name="P4">Quando viene collegato ad una nuova rete il pc chiede all’utente se la connessione sia privata o pubblica e da lì il computer imposterà la modalità firewall per rete private o pubbliche, anche se in un pc appena riempostato le impostazioni firewall sono uguali per tutti i profili. </text:p>
      <text:p text:style-name="P5">Per ricordare la scelta il computer memorizza di quella rete il mac address del gateway, l’ip del gateway e la subnet.</text:p>
      <text:p text:style-name="P5">Un firewall perimetrale protegge l’intera rete dalle minacce esterne e isola le sottoreti, ma non può sorvegliare il traffico da host in host, <text:span text:style-name="T4">gli host firewall vanno quindi tenuti attivi poiché,</text:span> avendo accesso ai dati non criptati della macchina che sorvegliano, riescono ad avere un controllo più capillare sulle informazioni che transitano nella macchina e sono più efficaci rispetto al firewall perimetrale ad attuare la funzione di DPL, che blocca la copia e l’esportazione di file importanti.</text:p>
      <text:p text:style-name="P5"/>
      <text:p text:style-name="P6">4) Lo UAC è un software di controllo che sorveglia le modifiche fatte da utenti e programmi sul computer, questo al fine di evitare che programmi o utenti indesiderati eseguano delle operazioni pericolose su importanti cartelle e funzionalità del sistema.</text:p>
      <text:p text:style-name="P6"><text:span text:style-name="T5">O</text:span>gni volta <text:span text:style-name="T5">che qualcosa</text:span> tenterà di fare una modifica importante <text:span text:style-name="T5">ad un file</text:span>, Window UAC <text:soft-page-break/>avviserà l'utente con una finestra di notifica di quel che sta accadendo <text:span text:style-name="T5">e l’operazione viene bloccata per essere sbloccata solo in caso di autorizzazione da parte dell’ utente con privilegi da amministratore, </text:span><text:span text:style-name="T6">aumentando la sicurezza complessiva del sistema.</text:span></text:p>
      <text:p text:style-name="P6"/>
      <text:p text:style-name="P7">5) NTFS.</text:p>
      <text:p text:style-name="P7"/>
      <text:p text:style-name="P7">6) Gli indirizzi ip con subnet <text:span text:style-name="T7">169.254.0.0/16 </text:span>sono detti apipa, vuol dire che la scheda di rete non è riuscita a richiedere un indirizzo ip al server dhcp o al router e che quindi l’host <text:span text:style-name="T8">si </text:span>è autoconfigurato, <text:span text:style-name="T9">è possibile</text:span><text:span text:style-name="T8"> che il router/server </text:span><text:span text:style-name="T9">non</text:span><text:span text:style-name="T8"> sia attivo.</text:span></text:p>
      <text:p text:style-name="P7"/>
      <text:p text:style-name="P8">7)b</text:p>
      <text:p text:style-name="P8"/>
      <text:p text:style-name="P8">8) Un disco semplice è leggibile da tutti i sistemi operativi e può ospitare al suo interno Windows, ma non può scrivere oltre al suo spazio contiguo. Un disco dinamico invece non può ospitare Windows perché i dischi dinamici hanno bisogno di essere interpretati dal SO, e non possono nemmeno essere usati da altri sistemi operativi tranne che per Linux che può cautamente visualizzare e modificare i file, a rischio e pericolo dell’utente.</text:p>
      <text:p text:style-name="P8"/>
      <text:p text:style-name="P8">Il disco dinamico però ha diverse modalità di volume:</text:p>
      <text:p text:style-name="P8">Spanned: Crea un volume che supera i limiti dello spazio contiguo e che può essere di dimensione superiore alla sua partizione, se gli viene permesso di occupare dello spazio su altri dischi. Può essere usato su più dischi a discrezione dell’utente.</text:p>
      <text:p text:style-name="P8">Striped: Crea un volume che usa il <text:s/>RAID 0 per migliorare le prestazioni spalmando <text:span text:style-name="T10">i dati su due dischi, aggirando il limite di velocità del disco fisso. Servono due dischi con </text:span><text:span text:style-name="T11">un minimo spazio comune</text:span><text:span text:style-name="T10"> e lo spazio del volume striped è la somma d</text:span><text:span text:style-name="T11">ello spazio preso in prestito.</text:span></text:p>
      <text:p text:style-name="P9">Mirrored: Crea un volume che usa il RAID 1 per migliorare la sicurezza clonando lo stesso dato su due dischi diversi. Servono due dischi fissi con un minimo spazio comune e lo spazio del volume mirrored è la metà di quello preso in prestito. Non è comunque considerabile un sistema di backup perché <text:span text:style-name="T12">il potenziale </text:span>errore viene copiato in entrambi i dischi.</text:p>
      <text:p text:style-name="P9"/>
      <text:p text:style-name="P10">9) Aprire il cmd/<text:span text:style-name="T13">powershell:</text:span></text:p>
      <text:p text:style-name="P11">-Usare il comando <text:span text:style-name="T7">ipconfig </text:span>per vedere se il pc ha un ip “normale” o un apipa, nel secondo caso il malfunzionamento sta nel server dhcp</text:p>
      <text:p text:style-name="P11">-Provare a pingare il default gateway, se il ping non <text:span text:style-name="T14">risponde</text:span> è il router che sta da dando problemi</text:p>
      <text:p text:style-name="P11">-Provare a pingare l’ip di un host pubblico qualsiasi, se non risponde il problema sta in un disservizio dell’ operatore telefonico</text:p>
      <text:p text:style-name="P11">-Testare la risoluzione nomi del DNS pingando un host pubblico tramite il suo nome, se non funziona il servizio sta nel DNS</text:p>
      <text:p text:style-name="P11"/>
      <text:p text:style-name="P12">10) Si possono consultare le variabili tramite il comando “set”.</text:p>
      <text:p text:style-name="P12"><text:soft-page-break/>Le variabili d’ambiente sono richiamabili in un script batch scrivendo “%%” e in mezzo la keyword che differenzia tutte le directory, ad esempio “<text:span text:style-name="T15">Userprofile</text:span>” indica dove <text:span text:style-name="T15">la cartella utente si trova</text:span></text:p>
      <text:p text:style-name="P12"/>
      <text:p text:style-name="P12">11) Un driver è un <text:span text:style-name="T15">pacchetto</text:span> di <text:span text:style-name="T18">file</text:span> che interagisce direttamente col kernel e lo istruisce sul <text:span text:style-name="T15">come utilizzare le periferiche nel modo ottimale, il driver è composto dai file:</text:span></text:p>
      <text:p text:style-name="P12">.<text:span text:style-name="T15">inf che contengono le </text:span><text:span text:style-name="T17">istruzioni</text:span><text:span text:style-name="T15"> che il device usa per installare il driver</text:span></text:p>
      <text:p text:style-name="P12">.<text:span text:style-name="T15">sys che conserva le </text:span><text:span text:style-name="T17">impostazioni e </text:span><text:span text:style-name="T15">variabili di configurazione del sistema</text:span></text:p>
      <text:p text:style-name="P12">.<text:span text:style-name="T15">dll che contiene le istruzioni che permettono ai programmi di fare certe azioni</text:span></text:p>
      <text:p text:style-name="P12">.<text:span text:style-name="T15">cat che attesta che un gruppo di file proviene da una fonte affidabile </text:span><text:span text:style-name="T17">ed è geniuno</text:span></text:p>
      <text:p text:style-name="P13"/>
      <text:p text:style-name="P13">12)</text:p>
      <text:p text:style-name="P13">I punti fondamentali per implementare un buon backup <text:span text:style-name="T16">sono in gran parte riassumibili in usare </text:span>robocopy, il quale può:</text:p>
      <text:p text:style-name="P13">-Copiare gran quantità di file e controllare quali di questi sono stati modificati</text:p>
      <text:p text:style-name="P13">-Creare un log dettagliato di cosa è andato storto se qualcosa va storto</text:p>
      <text:p text:style-name="P13">-Ritentare più volte di copiare un file e nel caso mettere nel report il fatto che il file non si riesce a copiare</text:p>
      <text:p text:style-name="P13">-Automatizzare il backup tramite i file batch e quindi permettere una facile pianificazi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6:31:33.010000000</dc:date>
    <meta:editing-duration>PT2H18M7S</meta:editing-duration>
    <meta:editing-cycles>27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39" meta:word-count="1101" meta:character-count="6555" meta:non-whitespace-character-count="5490"/>
  </office:meta>
</office:document-meta>
</file>